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376cm" draw:marker-end-width="0.3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Times New Roman'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4cm" svg:height="5.737cm" svg:x="4.405cm" svg:y="4.945cm">
          <text:p/>
          <draw:enhanced-geometry svg:viewBox="0 0 21600 21600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87cm" svg:height="1.214cm" svg:x="5.115cm" svg:y="5.32cm">
          <text:p text:style-name="P1"><text:span text:style-name="T1">Pre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8" draw:id="id8" draw:layer="layout" svg:width="2.871cm" svg:height="1.726cm" svg:x="1.211cm" svg:y="5.06cm">
          <text:p text:style-name="P1"><text:span text:style-name="T2">API</text:span></text:p>
          <text:p text:style-name="P1"><text:span text:style-name="T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1.33cm" svg:y1="5.933cm" svg:x2="11.83cm" svg:y2="5.927cm" draw:start-shape="id1" draw:start-glue-point="1" draw:end-shape="id2" draw:end-glue-point="3" svg:d="m11330 5933 500-6">
          <text:p/>
        </draw:connector>
        <draw:custom-shape draw:style-name="gr2" draw:text-style-name="P5" xml:id="id1" draw:id="id1" draw:layer="layout" svg:width="2.87cm" svg:height="1.214cm" svg:x="8.46cm" svg:y="5.326cm">
          <text:p text:style-name="P4"><text:span text:style-name="T3">Text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" draw:id="id2" draw:layer="layout" svg:width="2.87cm" svg:height="1.214cm" svg:x="11.83cm" svg:y="5.32cm">
          <text:p text:style-name="P1"><text:span text:style-name="T1">Specification</text:span><text:span text:style-name="T1"><text:line-break/></text:span><text:span text:style-name="T1">Extrac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7.985cm" svg:y1="5.927cm" svg:x2="8.46cm" svg:y2="5.933cm" draw:start-shape="id3" draw:start-glue-point="1" draw:end-shape="id1" draw:end-glue-point="3" svg:d="m7985 5927 475 6">
          <text:p/>
        </draw:connector>
        <draw:custom-shape draw:style-name="gr3" draw:text-style-name="P3" xml:id="id7" draw:id="id7" draw:layer="layout" svg:width="2.871cm" svg:height="1.726cm" svg:x="15.524cm" svg:y="8.925cm">
          <text:p text:style-name="P1"><text:span text:style-name="T2">Temporal</text:span><text:span text:style-name="T2"><text:line-break/></text:span><text:span text:style-name="T2">Constrai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5" xml:id="id9" draw:id="id9" draw:layer="layout" svg:width="2.87cm" svg:height="1.214cm" svg:x="8.49cm" svg:y="9.18cm">
          <text:p text:style-name="P4"><text:span text:style-name="T3">Type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5" draw:id="id5" draw:layer="layout" svg:width="2.87cm" svg:height="1.214cm" svg:x="8.49cm" svg:y="7.075cm">
          <text:p text:style-name="P4"><text:span text:style-name="T3">Semantic</text:span></text:p>
          <text:p text:style-name="P4"><text:span text:style-name="T3">Graph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4" draw:id="id4" draw:layer="layout" svg:width="2.87cm" svg:height="1.214cm" svg:x="8.45cm" svg:y="3.465cm">
          <text:p text:style-name="P4"><text:span text:style-name="T3">NLP Par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6" draw:id="id6" draw:layer="layout" svg:width="2.871cm" svg:height="1.27cm" svg:x="11.825cm" svg:y="7.035cm">
          <text:p text:style-name="P1"><text:span text:style-name="T2">Domain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9.885cm" svg:y1="4.679cm" svg:x2="9.895cm" svg:y2="5.326cm" draw:start-shape="id4" draw:start-glue-point="2" draw:end-shape="id1" draw:end-glue-point="0" svg:d="m9885 4679 10 647">
          <text:p/>
        </draw:connector>
        <draw:connector draw:style-name="gr6" draw:text-style-name="P1" draw:layer="layout" draw:type="line" svg:x1="11.36cm" svg:y1="7.682cm" svg:x2="11.825cm" svg:y2="7.67cm" draw:start-shape="id5" draw:start-glue-point="1" draw:end-shape="id6" draw:end-glue-point="5" svg:d="m11360 7682 465-12">
          <text:p/>
        </draw:connector>
        <draw:connector draw:style-name="gr6" draw:text-style-name="P1" draw:layer="layout" draw:type="line" svg:x1="13.26cm" svg:y1="7.035cm" svg:x2="13.265cm" svg:y2="6.534cm" draw:start-shape="id6" draw:start-glue-point="4" draw:end-shape="id2" draw:end-glue-point="2" svg:d="m13260 7035 5-501">
          <text:p/>
        </draw:connector>
        <draw:connector draw:style-name="gr6" draw:text-style-name="P1" draw:layer="layout" svg:x1="14.7cm" svg:y1="5.927cm" svg:x2="16.959cm" svg:y2="8.925cm" draw:start-shape="id2" draw:start-glue-point="1" draw:end-shape="id7" draw:end-glue-point="4" svg:d="m14700 5927h2259v2998">
          <text:p/>
        </draw:connector>
        <draw:connector draw:style-name="gr6" draw:text-style-name="P1" draw:layer="layout" draw:line-skew="-1.6cm" svg:x1="4.082cm" svg:y1="5.923cm" svg:x2="8.49cm" svg:y2="7.682cm" draw:start-shape="id8" draw:start-glue-point="7" draw:end-shape="id5" svg:d="m4082 5923h598v1759h3810">
          <text:p/>
        </draw:connector>
        <draw:connector draw:style-name="gr6" draw:text-style-name="P1" draw:layer="layout" draw:line-skew="-1.6cm" svg:x1="4.082cm" svg:y1="5.923cm" svg:x2="8.49cm" svg:y2="9.787cm" draw:start-shape="id8" draw:start-glue-point="7" draw:end-shape="id9" draw:end-glue-point="3" svg:d="m4082 5923h598v3864h3810">
          <text:p/>
        </draw:connector>
        <draw:connector draw:style-name="gr6" draw:text-style-name="P1" draw:layer="layout" draw:type="line" svg:x1="11.36cm" svg:y1="9.787cm" svg:x2="15.524cm" svg:y2="9.788cm" draw:start-shape="id9" draw:start-glue-point="1" draw:end-shape="id7" svg:d="m11360 9787 4164 1">
          <text:p/>
        </draw:connector>
        <draw:connector draw:style-name="gr6" draw:text-style-name="P1" draw:layer="layout" draw:type="line" svg:x1="4.082cm" svg:y1="5.923cm" svg:x2="5.115cm" svg:y2="5.927cm" draw:start-shape="id8" draw:start-glue-point="7" draw:end-shape="id3" draw:end-glue-point="3" svg:d="m4082 5923 1033 4">
          <text:p/>
        </draw:connector>
        <draw:custom-shape draw:style-name="gr7" draw:text-style-name="P3" xml:id="id10" draw:id="id10" draw:layer="layout" svg:width="2.871cm" svg:height="1.27cm" svg:x="11.805cm" svg:y="3.44cm">
          <text:p text:style-name="P1"><text:span text:style-name="T2">Generic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3.24cm" svg:y1="4.61cm" svg:x2="13.265cm" svg:y2="5.32cm" draw:start-shape="id10" draw:start-glue-point="6" draw:end-shape="id2" svg:d="m13240 4610 25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15T08:12:01.79</dc:date>
    <meta:generator>OpenOffice/4.0.1$Win32 OpenOffice.org_project/401m5$Build-9714</meta:generator>
    <meta:editing-duration>PT2H14M39S</meta:editing-duration>
    <meta:editing-cycles>14</meta:editing-cycles>
    <dc:creator>Rahul Pandita</dc:creator>
    <meta:document-statistic meta:object-count="22"/>
  </office:meta>
</office:document-meta>
</file>